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60d5a"/>
    </style:style>
    <style:style style:name="T28" style:family="text">
      <style:text-properties officeooo:rsid="00688be1"/>
    </style:style>
    <style:style style:name="T29" style:family="text">
      <style:text-properties officeooo:rsid="006a7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/text:p>
      <text:p text:style-name="P22">FPN_DIY_IO\</text:p>
      <text:p text:style-name="P22"><text:tab/><text:span text:style-name="T15">I2C_FPN_to_display();</text:span></text:p>
      <text:p text:style-name="P22"/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8">OK<text:tab/><text:tab/><text:tab/>OK</text:span></text:p>
      <text:p text:style-name="P1">5D_Pie_estimator<text:tab/><text:tab/><text:tab/><text:span text:style-name="T29">OK<text:tab/><text:tab/><text:tab/>No local</text:span></text:p>
      <text:p text:style-name="P1">5E_e_power_series</text:p>
      <text:p text:style-name="P1">5F_Trig_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4T15:50:25.896000000</dc:date>
    <meta:editing-duration>PT20H53M8S</meta:editing-duration>
    <meta:editing-cycles>62</meta:editing-cycles>
    <meta:document-statistic meta:table-count="0" meta:image-count="0" meta:object-count="0" meta:page-count="2" meta:paragraph-count="75" meta:word-count="201" meta:character-count="2073" meta:non-whitespace-character-count="1807"/>
  </office:meta>
</office:document-meta>
</file>